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6b">
            <text:p>S6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671.0">
            <text:p>2671.0</text:p>
          </table:table-cell>
          <table:table-cell office:value-type="float" office:value="29.0">
            <text:p>29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89">
            <text:p>-2.8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5b">
            <text:p>S5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1160.0">
            <text:p>1160.0</text:p>
          </table:table-cell>
          <table:table-cell office:value-type="float" office:value="35.0">
            <text:p>3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01">
            <text:p>-4.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Grotta_Verde_pottery">
            <text:p>Grotta_Verde_pottery</text:p>
          </table:table-cell>
          <table:table-cell office:value-type="float" office:value="40.58">
            <text:p>40.58</text:p>
          </table:table-cell>
          <table:table-cell office:value-type="float" office:value="8.15">
            <text:p>8.15</text:p>
          </table:table-cell>
          <table:table-cell office:value-type="float" office:value="7300.0">
            <text:p>7300.0</text:p>
          </table:table-cell>
          <table:table-cell office:value-type="float" office:value="50.0">
            <text:p>50.0</text:p>
          </table:table-cell>
          <table:table-cell office:value-type="string" office:value="Pottery">
            <text:p>Potter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PalomboEtal2017,VacchiEtal2018a">
            <text:p>Palombo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3b">
            <text:p>S3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1559.0">
            <text:p>1559.0</text:p>
          </table:table-cell>
          <table:table-cell office:value-type="float" office:value="21.0">
            <text:p>21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0">
            <text:p>-2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ntonioli-07">
            <text:p>Antonioli-07</text:p>
          </table:table-cell>
          <table:table-cell office:value-type="float" office:value="40.58">
            <text:p>40.58</text:p>
          </table:table-cell>
          <table:table-cell office:value-type="float" office:value="8.15">
            <text:p>8.15</text:p>
          </table:table-cell>
          <table:table-cell office:value-type="float" office:value="7300.0">
            <text:p>7300.0</text:p>
          </table:table-cell>
          <table:table-cell office:value-type="float" office:value="50.0">
            <text:p>50.0</text:p>
          </table:table-cell>
          <table:table-cell office:value-type="string" office:value="Pottery">
            <text:p>Pottery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8.5">
            <text:p>-8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ntonioliEtal2012,VacchiEtal2018a">
            <text:p>AntonioliEtal2012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6">
            <text:p>Antonioli-06</text:p>
          </table:table-cell>
          <table:table-cell office:value-type="float" office:value="39.02">
            <text:p>39.02</text:p>
          </table:table-cell>
          <table:table-cell office:value-type="float" office:value="9.02">
            <text:p>9.02</text:p>
          </table:table-cell>
          <table:table-cell office:value-type="float" office:value="2000.0">
            <text:p>2000.0</text:p>
          </table:table-cell>
          <table:table-cell office:value-type="float" office:value="300.0">
            <text:p>300.0</text:p>
          </table:table-cell>
          <table:table-cell office:value-type="string" office:value="Quarry">
            <text:p>Quarry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5">
            <text:p>-0.7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4">
            <text:p>Antonioli-04</text:p>
          </table:table-cell>
          <table:table-cell office:value-type="float" office:value="39.87">
            <text:p>39.87</text:p>
          </table:table-cell>
          <table:table-cell office:value-type="float" office:value="8.43">
            <text:p>8.43</text:p>
          </table:table-cell>
          <table:table-cell office:value-type="float" office:value="2350.0">
            <text:p>2350.0</text:p>
          </table:table-cell>
          <table:table-cell office:value-type="float" office:value="150.0">
            <text:p>150.0</text:p>
          </table:table-cell>
          <table:table-cell office:value-type="string" office:value="Tomb">
            <text:p>Tomb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3">
            <text:p>Antonioli-03</text:p>
          </table:table-cell>
          <table:table-cell office:value-type="float" office:value="39.87">
            <text:p>39.87</text:p>
          </table:table-cell>
          <table:table-cell office:value-type="float" office:value="8.43">
            <text:p>8.43</text:p>
          </table:table-cell>
          <table:table-cell office:value-type="float" office:value="2000.0">
            <text:p>2000.0</text:p>
          </table:table-cell>
          <table:table-cell office:value-type="float" office:value="100.0">
            <text:p>100.0</text:p>
          </table:table-cell>
          <table:table-cell office:value-type="string" office:value="Quarry">
            <text:p>Quarry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56">
            <text:p>-0.5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Antonioli-01">
            <text:p>Antonioli-01</text:p>
          </table:table-cell>
          <table:table-cell office:value-type="float" office:value="38.98">
            <text:p>38.98</text:p>
          </table:table-cell>
          <table:table-cell office:value-type="float" office:value="9.01">
            <text:p>9.01</text:p>
          </table:table-cell>
          <table:table-cell office:value-type="float" office:value="1900.0">
            <text:p>1900.0</text:p>
          </table:table-cell>
          <table:table-cell office:value-type="float" office:value="300.0">
            <text:p>300.0</text:p>
          </table:table-cell>
          <table:table-cell office:value-type="string" office:value="Harbour structure">
            <text:p>Harbour structure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AntonioliEtal2007,VacchiEtal2018a">
            <text:p>AntonioliEtal200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A-92535">
            <text:p>AA-92535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536.0">
            <text:p>2536.0</text:p>
          </table:table-cell>
          <table:table-cell office:value-type="float" office:value="37.0">
            <text:p>37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">
            <text:p>-1.4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RitaMelis2013,VacchiEtal2018a">
            <text:p>DiRitaMelis2013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A-92534">
            <text:p>AA-92534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1481.0">
            <text:p>1481.0</text:p>
          </table:table-cell>
          <table:table-cell office:value-type="float" office:value="36.0">
            <text:p>36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">
            <text:p>-0.3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RitaMelis2013,VacchiEtal2018a">
            <text:p>DiRitaMelis2013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AA-84428">
            <text:p>AA-84428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4228.0">
            <text:p>4228.0</text:p>
          </table:table-cell>
          <table:table-cell office:value-type="float" office:value="40.0">
            <text:p>4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">
            <text:p>-2.2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RitaMelis2013,VacchiEtal2018a">
            <text:p>DiRitaMelis2013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3_Ponti">
            <text:p>3_Ponti</text:p>
          </table:table-cell>
          <table:table-cell office:value-type="float" office:value="39.05">
            <text:p>39.05</text:p>
          </table:table-cell>
          <table:table-cell office:value-type="float" office:value="8.47">
            <text:p>8.47</text:p>
          </table:table-cell>
          <table:table-cell office:value-type="float" office:value="1940.0">
            <text:p>1940.0</text:p>
          </table:table-cell>
          <table:table-cell office:value-type="float" office:value="20.0">
            <text:p>20.0</text:p>
          </table:table-cell>
          <table:table-cell office:value-type="string" office:value="Ceramics in beachrocks">
            <text:p>Ceramics in beachrocks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OrruEtal2011,VacchiEtal2018a">
            <text:p>OrruEtal2011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archaeological">
            <text:p>archaeological</text:p>
          </table:table-cell>
          <table:table-cell office:value-type="string" office:value="1_Sa_Barra">
            <text:p>1_Sa_Barra</text:p>
          </table:table-cell>
          <table:table-cell office:value-type="float" office:value="39.07">
            <text:p>39.07</text:p>
          </table:table-cell>
          <table:table-cell office:value-type="float" office:value="8.46">
            <text:p>8.46</text:p>
          </table:table-cell>
          <table:table-cell office:value-type="float" office:value="2300.0">
            <text:p>2300.0</text:p>
          </table:table-cell>
          <table:table-cell office:value-type="float" office:value="100.0">
            <text:p>100.0</text:p>
          </table:table-cell>
          <table:table-cell office:value-type="string" office:value="Harbour structure">
            <text:p>Harbour structure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OrruEtal2011,VacchiEtal2018a">
            <text:p>OrruEtal2011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14V1">
            <text:p>14V1</text:p>
          </table:table-cell>
          <table:table-cell office:value-type="float" office:value="39.81">
            <text:p>39.81</text:p>
          </table:table-cell>
          <table:table-cell office:value-type="float" office:value="8.45">
            <text:p>8.45</text:p>
          </table:table-cell>
          <table:table-cell office:value-type="float" office:value="8834.0">
            <text:p>8834.0</text:p>
          </table:table-cell>
          <table:table-cell office:value-type="float" office:value="45.0">
            <text:p>45.0</text:p>
          </table:table-cell>
          <table:table-cell office:value-type="string" office:value="Marine shell (Loripes lacteus)">
            <text:p>Marine shell (Loripes lacteus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7.0">
            <text:p>-27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eFalcoEtal2015,VacchiEtal2018a">
            <text:p>DeFalcoEtal2015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7b">
            <text:p>S7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5260.0">
            <text:p>5260.0</text:p>
          </table:table-cell>
          <table:table-cell office:value-type="float" office:value="55.0">
            <text:p>5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3a">
            <text:p>S3a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883.0">
            <text:p>883.0</text:p>
          </table:table-cell>
          <table:table-cell office:value-type="float" office:value="22.0">
            <text:p>22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32">
            <text:p>-1.3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9">
            <text:p>DSH5659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6949.0">
            <text:p>6949.0</text:p>
          </table:table-cell>
          <table:table-cell office:value-type="float" office:value="69.0">
            <text:p>69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8">
            <text:p>mixed,terrestrial,6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8.2">
            <text:p>-8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1b">
            <text:p>S1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806.0">
            <text:p>2806.0</text:p>
          </table:table-cell>
          <table:table-cell office:value-type="float" office:value="37.0">
            <text:p>37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7">
            <text:p>-1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101">
            <text:p>GX-30101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6660.0">
            <text:p>6660.0</text:p>
          </table:table-cell>
          <table:table-cell office:value-type="float" office:value="80.0">
            <text:p>8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5.8">
            <text:p>-15.8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098">
            <text:p>GX-30098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4090.0">
            <text:p>4090.0</text:p>
          </table:table-cell>
          <table:table-cell office:value-type="float" office:value="70.0">
            <text:p>7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6.8">
            <text:p>-6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097">
            <text:p>GX-30097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6620.0">
            <text:p>6620.0</text:p>
          </table:table-cell>
          <table:table-cell office:value-type="float" office:value="80.0">
            <text:p>80.0</text:p>
          </table:table-cell>
          <table:table-cell office:value-type="string" office:value="Shell (H. reticulata)">
            <text:p>Shell (H. reticulat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3.9">
            <text:p>-13.9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30096">
            <text:p>GX-30096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6930.0">
            <text:p>6930.0</text:p>
          </table:table-cell>
          <table:table-cell office:value-type="float" office:value="80.0">
            <text:p>80.0</text:p>
          </table:table-cell>
          <table:table-cell office:value-type="string" office:value="Shell (C. vulgatum)">
            <text:p>Shell (C. vulgat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8.2">
            <text:p>-18.2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29077">
            <text:p>GX-29077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9050.0">
            <text:p>9050.0</text:p>
          </table:table-cell>
          <table:table-cell office:value-type="float" office:value="30.0">
            <text:p>30.0</text:p>
          </table:table-cell>
          <table:table-cell office:value-type="string" office:value="Shell (H. reticulata)">
            <text:p>Shell (H. reticulat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9.5">
            <text:p>-29.5</text:p>
          </table:table-cell>
          <table:table-cell office:value-type="float" office:value="1.1">
            <text:p>1.1</text:p>
          </table:table-cell>
          <table:table-cell office:value-type="float" office:value="1.0">
            <text:p>1.0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GX-25487">
            <text:p>GX-25487</text:p>
          </table:table-cell>
          <table:table-cell office:value-type="float" office:value="39.21">
            <text:p>39.21</text:p>
          </table:table-cell>
          <table:table-cell office:value-type="float" office:value="9.09">
            <text:p>9.09</text:p>
          </table:table-cell>
          <table:table-cell office:value-type="float" office:value="9950.0">
            <text:p>9950.0</text:p>
          </table:table-cell>
          <table:table-cell office:value-type="float" office:value="80.0">
            <text:p>80.0</text:p>
          </table:table-cell>
          <table:table-cell office:value-type="string" office:value="Shell (tellina sp.) on beachrock">
            <text:p>Shell (tellina sp.) on beachrock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5.5">
            <text:p>-45.5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OrruEtal2004,VacchiEtal2018a">
            <text:p>OrruEtal200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997_S">
            <text:p>DSH6997_S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5402.0">
            <text:p>5402.0</text:p>
          </table:table-cell>
          <table:table-cell office:value-type="float" office:value="24.0">
            <text:p>24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72">
            <text:p>mixed,terrestrial,72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996_S">
            <text:p>DSH6996_S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4887.0">
            <text:p>4887.0</text:p>
          </table:table-cell>
          <table:table-cell office:value-type="float" office:value="35.0">
            <text:p>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LTL-8291A">
            <text:p>LTL-8291A</text:p>
          </table:table-cell>
          <table:table-cell office:value-type="float" office:value="38.9">
            <text:p>38.9</text:p>
          </table:table-cell>
          <table:table-cell office:value-type="float" office:value="8.8">
            <text:p>8.8</text:p>
          </table:table-cell>
          <table:table-cell office:value-type="float" office:value="2289.0">
            <text:p>2289.0</text:p>
          </table:table-cell>
          <table:table-cell office:value-type="float" office:value="40.0">
            <text:p>40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14,VacchiEtal2018a">
            <text:p>OrruEtal201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LTL-8292A">
            <text:p>LTL-8292A</text:p>
          </table:table-cell>
          <table:table-cell office:value-type="float" office:value="38.9">
            <text:p>38.9</text:p>
          </table:table-cell>
          <table:table-cell office:value-type="float" office:value="8.8">
            <text:p>8.8</text:p>
          </table:table-cell>
          <table:table-cell office:value-type="float" office:value="2468.0">
            <text:p>2468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14,VacchiEtal2018a">
            <text:p>OrruEtal201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LTL-8293A">
            <text:p>LTL-8293A</text:p>
          </table:table-cell>
          <table:table-cell office:value-type="float" office:value="38.9">
            <text:p>38.9</text:p>
          </table:table-cell>
          <table:table-cell office:value-type="float" office:value="8.8">
            <text:p>8.8</text:p>
          </table:table-cell>
          <table:table-cell office:value-type="float" office:value="3315.0">
            <text:p>3315.0</text:p>
          </table:table-cell>
          <table:table-cell office:value-type="float" office:value="45.0">
            <text:p>45.0</text:p>
          </table:table-cell>
          <table:table-cell office:value-type="string" office:value="Shell (C. glaucum)">
            <text:p>Shell (C. glaucum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.3">
            <text:p>-2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OrruEtal2014,VacchiEtal2018a">
            <text:p>OrruEtal2014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2a">
            <text:p>S2a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5243.0">
            <text:p>5243.0</text:p>
          </table:table-cell>
          <table:table-cell office:value-type="float" office:value="35.0">
            <text:p>3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.89">
            <text:p>-1.8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995_S">
            <text:p>DSH6995_S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2662.0">
            <text:p>2662.0</text:p>
          </table:table-cell>
          <table:table-cell office:value-type="float" office:value="68.0">
            <text:p>6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P26-4">
            <text:p>P26-4</text:p>
          </table:table-cell>
          <table:table-cell office:value-type="float" office:value="39.74">
            <text:p>39.74</text:p>
          </table:table-cell>
          <table:table-cell office:value-type="float" office:value="8.61">
            <text:p>8.61</text:p>
          </table:table-cell>
          <table:table-cell office:value-type="float" office:value="2790.0">
            <text:p>2790.0</text:p>
          </table:table-cell>
          <table:table-cell office:value-type="float" office:value="30.0">
            <text:p>30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">
            <text:p>-1.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uizEtal2018,VacchiEtal2018a">
            <text:p>Ruiz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612">
            <text:p>DSH6612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947.0">
            <text:p>947.0</text:p>
          </table:table-cell>
          <table:table-cell office:value-type="float" office:value="32.0">
            <text:p>3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0">
            <text:p>-2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6611">
            <text:p>DSH6611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1187.0">
            <text:p>1187.0</text:p>
          </table:table-cell>
          <table:table-cell office:value-type="float" office:value="37.0">
            <text:p>37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8">
            <text:p>mixed,terrestrial,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792">
            <text:p>DSH5792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4915.0">
            <text:p>4915.0</text:p>
          </table:table-cell>
          <table:table-cell office:value-type="float" office:value="52.0">
            <text:p>52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32">
            <text:p>mixed,terrestrial,32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61">
            <text:p>DSH5661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3528.0">
            <text:p>3528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8">
            <text:p>mixed,terrestrial,6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4.3">
            <text:p>-4.3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8">
            <text:p>DSH5658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5556.0">
            <text:p>5556.0</text:p>
          </table:table-cell>
          <table:table-cell office:value-type="float" office:value="44.0">
            <text:p>44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36">
            <text:p>mixed,terrestrial,36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7">
            <text:p>DSH5657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6698.0">
            <text:p>6698.0</text:p>
          </table:table-cell>
          <table:table-cell office:value-type="float" office:value="57.0">
            <text:p>57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68">
            <text:p>mixed,terrestrial,6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6.2">
            <text:p>-6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6">
            <text:p>DSH5656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3247.0">
            <text:p>3247.0</text:p>
          </table:table-cell>
          <table:table-cell office:value-type="float" office:value="38.0">
            <text:p>3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3.9">
            <text:p>-3.9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DSH5650">
            <text:p>DSH5650</text:p>
          </table:table-cell>
          <table:table-cell office:value-type="float" office:value="39.9">
            <text:p>39.9</text:p>
          </table:table-cell>
          <table:table-cell office:value-type="float" office:value="8.53">
            <text:p>8.53</text:p>
          </table:table-cell>
          <table:table-cell office:value-type="float" office:value="5360.0">
            <text:p>5360.0</text:p>
          </table:table-cell>
          <table:table-cell office:value-type="float" office:value="47.0">
            <text:p>47.0</text:p>
          </table:table-cell>
          <table:table-cell office:value-type="string" office:value="Organic sediment">
            <text:p>Organic sediment</text:p>
          </table:table-cell>
          <table:table-cell office:value-type="string" office:value="mixed,terrestrial,52">
            <text:p>mixed,terrestrial,52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elisEtal2017,VacchiEtal2018a">
            <text:p>MelisEtal2017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10b">
            <text:p>S10b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829.0">
            <text:p>2829.0</text:p>
          </table:table-cell>
          <table:table-cell office:value-type="float" office:value="35.0">
            <text:p>35.0</text:p>
          </table:table-cell>
          <table:table-cell office:value-type="string" office:value="Posidonia oceanica">
            <text:p>Posidonia oceanica</text:p>
          </table:table-cell>
          <table:table-cell office:value-type="string" office:value="mixed,terrestrial,61,18">
            <text:p>mixed,terrestrial,61,18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35">
            <text:p>-2.3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S1a">
            <text:p>S1a</text:p>
          </table:table-cell>
          <table:table-cell office:value-type="float" office:value="39.89">
            <text:p>39.89</text:p>
          </table:table-cell>
          <table:table-cell office:value-type="float" office:value="8.45">
            <text:p>8.45</text:p>
          </table:table-cell>
          <table:table-cell office:value-type="float" office:value="2558.0">
            <text:p>2558.0</text:p>
          </table:table-cell>
          <table:table-cell office:value-type="float" office:value="23.0">
            <text:p>23.0</text:p>
          </table:table-cell>
          <table:table-cell office:value-type="string" office:value="Bone fragment">
            <text:p>Bone frag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1.0999999999999999">
            <text:p>-1.099999999999999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PascucciEtal2018,VacchiEtal2018a">
            <text:p>Pascucci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P26-3_45">
            <text:p>P26-3_45</text:p>
          </table:table-cell>
          <table:table-cell office:value-type="float" office:value="39.74">
            <text:p>39.74</text:p>
          </table:table-cell>
          <table:table-cell office:value-type="float" office:value="8.61">
            <text:p>8.61</text:p>
          </table:table-cell>
          <table:table-cell office:value-type="float" office:value="2570.0">
            <text:p>2570.0</text:p>
          </table:table-cell>
          <table:table-cell office:value-type="float" office:value="30.0">
            <text:p>30.0</text:p>
          </table:table-cell>
          <table:table-cell office:value-type="string" office:value="Cerastoderma shell">
            <text:p>Cerastoderma 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RuizEtal2018,VacchiEtal2018a">
            <text:p>RuizEtal2018,VacchiEtal2018a</text:p>
          </table:table-cell>
        </table:table-row>
        <table:table-row>
          <table:table-cell office:value-type="string" office:value="West_Sardinia">
            <text:p>West_Sardinia</text:p>
          </table:table-cell>
          <table:table-cell office:value-type="string" office:value="radiocarbon">
            <text:p>radiocarbon</text:p>
          </table:table-cell>
          <table:table-cell office:value-type="string" office:value="13V1">
            <text:p>13V1</text:p>
          </table:table-cell>
          <table:table-cell office:value-type="float" office:value="39.81">
            <text:p>39.81</text:p>
          </table:table-cell>
          <table:table-cell office:value-type="float" office:value="8.45">
            <text:p>8.45</text:p>
          </table:table-cell>
          <table:table-cell office:value-type="float" office:value="8192.0">
            <text:p>8192.0</text:p>
          </table:table-cell>
          <table:table-cell office:value-type="float" office:value="45.0">
            <text:p>45.0</text:p>
          </table:table-cell>
          <table:table-cell office:value-type="string" office:value="Marine shell (Loripes lacteus)">
            <text:p>Marine shell (Loripes lacteus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24.7">
            <text:p>-24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eFalcoEtal2015,VacchiEtal2018a">
            <text:p>DeFalcoEtal2015,VacchiEtal2018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